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Adapter.remote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Adapter.in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Adapter.ex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Adapter.linked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Adapter.linked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Adapter.remote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Adapter.externalEndpoint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Adapter.internalEndpointUnregistered( Endpoi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